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f1c" officeooo:paragraph-rsid="00141f1c"/>
    </style:style>
    <style:style style:name="P2" style:family="paragraph" style:parent-style-name="Standard">
      <style:text-properties officeooo:rsid="00141f1c" officeooo:paragraph-rsid="00158eb8"/>
    </style:style>
    <style:style style:name="T1" style:family="text">
      <style:text-properties officeooo:rsid="00149c3c"/>
    </style:style>
    <style:style style:name="T2" style:family="text">
      <style:text-properties officeooo:rsid="0014a728"/>
    </style:style>
    <style:style style:name="T3" style:family="text">
      <style:text-properties officeooo:rsid="00155986"/>
    </style:style>
    <style:style style:name="T4" style:family="text">
      <style:text-properties officeooo:rsid="00158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:</text:p>
      <text:p text:style-name="P1"/>
      <text:p text:style-name="P2">Para viajar con una aerolínea es necesario hace<text:span text:style-name="T4">r</text:span> una reserva, esto <text:span text:style-name="T4">lo podrá hacer </text:span>el usuario <text:span text:style-name="T4">o directamente </text:span>la aerolínea <text:span text:style-name="T4">o</text:span> el agente de viajes. </text:p>
      <text:p text:style-name="P2"/>
      <text:p text:style-name="P2">Cuando se realice la reserva también se podrá, si se solicita, reservar un tour.</text:p>
      <text:p text:style-name="P2">El cliente, además, podrá pagar al agente de viaje, para hacerlo también tendrá que pagar los tickets de la aerolínea y darle al agente una comisión.</text:p>
      <text:p text:style-name="P2"><text:s/></text:p>
      <text:p text:style-name="P2"><text:span text:style-name="T1">La aerolínea también </text:span><text:span text:style-name="T4">reservará</text:span><text:span text:style-name="T1"> </text:span><text:span text:style-name="T4">el</text:span><text:span text:style-name="T1"> asiento. </text:span></text:p>
      <text:p text:style-name="P2"><text:span text:style-name="T2">La compañía del tour se encargar</text:span><text:span text:style-name="T4">á</text:span><text:span text:style-name="T2"> de programar la información del tour </text:span><text:span text:style-name="T4">y recibirá del dine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2:41:00.445000000</meta:creation-date>
    <dc:date>2023-03-07T13:49:55.168000000</dc:date>
    <meta:editing-duration>PT7M27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7" meta:word-count="89" meta:character-count="522" meta:non-whitespace-character-count="436"/>
  </office:meta>
</office:document-meta>
</file>